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c5c9" officeooo:paragraph-rsid="0013c5c9"/>
    </style:style>
    <style:style style:name="P2" style:family="paragraph" style:parent-style-name="Standard">
      <style:text-properties officeooo:rsid="0017d6f1" officeooo:paragraph-rsid="0017d6f1"/>
    </style:style>
    <style:style style:name="P3" style:family="paragraph" style:parent-style-name="Standard">
      <style:text-properties officeooo:rsid="001d31e1" officeooo:paragraph-rsid="001d31e1"/>
    </style:style>
    <style:style style:name="T1" style:family="text">
      <style:text-properties officeooo:rsid="0014f8e0"/>
    </style:style>
    <style:style style:name="T2" style:family="text">
      <style:text-properties officeooo:rsid="00162015"/>
    </style:style>
    <style:style style:name="T3" style:family="text">
      <style:text-properties officeooo:rsid="001b14a4"/>
    </style:style>
    <style:style style:name="T4" style:family="text">
      <style:text-properties officeooo:rsid="001bdc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sh pi@raspberrypi.local</text:p>
      <text:p text:style-name="Standard"/>
      <text:p text:style-name="Standard">cd /tmp</text:p>
      <text:p text:style-name="Standard">git clone https://github.com/btanqy/Blog.<text:span text:style-name="T1">git</text:span></text:p>
      <text:p text:style-name="Standard">sudo rm -rf /var/www/html/*</text:p>
      <text:p text:style-name="Standard">sudo cp -r <text:span text:style-name="T2">Blog</text:span>/* /var/www/html/</text:p>
      <text:p text:style-name="Standard">sudo chown -R www-data:www-data /var/www/html/</text:p>
      <text:p text:style-name="Standard"/>
      <text:p text:style-name="P2">check permissions</text:p>
      <text:p text:style-name="P2">ls -l "/var/www/html/Main/Projects/<text:span text:style-name="T3">2025/</text:span>Images/Budget Custom Keyboard/finished.<text:span text:style-name="T4">JPG</text:span>"</text:p>
      <text:p text:style-name="P2"/>
      <text:p text:style-name="P3">check storage</text:p>
      <text:p text:style-name="P3">df -h /</text:p>
      <text:p text:style-name="P3"/>
      <text:p text:style-name="P3"/>
      <text:p text:style-name="P3"/>
      <text:p text:style-name="P3">sudo git clone https://github.com/yourusername/yourrepo.git html</text:p>
      <text:p text:style-name="P3"/>
      <text:p text:style-name="P3">cd /var/www/html</text:p>
      <text:p text:style-name="P3">sudo git config --global --add safe.directory /var/www/html</text:p>
      <text:p text:style-name="P3">sudo git pull</text:p>
      <text:p text:style-name="P3"/>
      <text:p text:style-name="P3">sudo chown -R www-data:www-data /var/www/htm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04T11:40:15.479000000</meta:creation-date>
    <dc:date>2025-08-04T13:53:17.686000000</dc:date>
    <meta:editing-duration>PT42M52S</meta:editing-duration>
    <meta:editing-cycles>12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15" meta:word-count="57" meta:character-count="497" meta:non-whitespace-character-count="457"/>
  </office:meta>
</office:document-meta>
</file>